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6000000C1231836EFB10BF693.jpg" manifest:media-type="image/jpeg"/>
  <manifest:file-entry manifest:full-path="Pictures/100000010000012F00000091B895C1F03E0558C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rsid="001e598a" style:font-size-asian="11pt" style:font-size-complex="11pt"/>
    </style:style>
    <style:style style:name="P3" style:family="paragraph" style:parent-style-name="Standard">
      <style:text-properties style:font-name="Calibri" fo:font-size="11pt" officeooo:rsid="001e598a" officeooo:paragraph-rsid="001e598a" style:font-size-asian="11pt" style:font-size-complex="11pt"/>
    </style:style>
    <style:style style:name="P4" style:family="paragraph" style:parent-style-name="Standard">
      <style:text-properties style:font-name="Calibri" fo:font-size="11pt" officeooo:rsid="001e598a" officeooo:paragraph-rsid="0034eb8a" style:font-size-asian="11pt" style:font-size-complex="11pt"/>
    </style:style>
    <style:style style:name="P5" style:family="paragraph" style:parent-style-name="Standard">
      <style:text-properties style:font-name="Calibri" fo:font-size="11pt" officeooo:rsid="002669b5" officeooo:paragraph-rsid="002669b5" style:font-size-asian="11pt" style:font-size-complex="11pt"/>
    </style:style>
    <style:style style:name="P6" style:family="paragraph" style:parent-style-name="Standard">
      <style:text-properties style:font-name="Calibri" fo:font-size="11pt" officeooo:rsid="001f8593" officeooo:paragraph-rsid="001f8593" style:font-size-asian="11pt" style:font-size-complex="11pt"/>
    </style:style>
    <style:style style:name="P7" style:family="paragraph" style:parent-style-name="Standard">
      <style:text-properties style:font-name="Calibri" fo:font-size="11pt" officeooo:rsid="001f8593" officeooo:paragraph-rsid="002669b5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2669b5" style:font-size-asian="11pt" style:font-size-complex="11pt"/>
    </style:style>
    <style:style style:name="P9" style:family="paragraph" style:parent-style-name="Standard">
      <style:text-properties style:font-name="Calibri" fo:font-size="11pt" fo:font-weight="bold" officeooo:rsid="001f8593" officeooo:paragraph-rsid="001f8593" style:font-size-asian="11pt" style:font-weight-asian="bold" style:font-size-complex="11pt" style:font-weight-complex="bold"/>
    </style:style>
    <style:style style:name="P10" style:family="paragraph" style:parent-style-name="Header">
      <style:text-properties officeooo:rsid="003701b5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start"/>
      <style:text-properties style:text-line-through-style="none" style:text-line-through-type="none" style:font-name="Liberation Serif1" fo:font-size="12pt" fo:font-style="normal" style:text-underline-style="none"/>
    </style:style>
    <style:style style:name="P13" style:family="paragraph">
      <style:paragraph-properties fo:text-align="start"/>
      <style:text-properties style:font-name="Calibri1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ocations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current-selected="true" form:selected="true"/>
            <form:option form:label="Afton 9523 Gravois Road St Louis, MO 63123 (314) 367-7450"/>
            <form:option form:label="Creve Coeur 713 North New Ballas Rd Creve Coeur, MO 63141 (314) 911-0480"/>
            <form:option form:label="Ellisville 1346 Clarkson Clayton Ctr Ellisville, MO 63011 (636) 227-5200"/>
            <form:option form:label="North OFallon 1096 Tom Ginnever Avenue OFallon, MO 63366 (636) 978-5255"/>
            <form:option form:label="OFallon 2982 Highway K OFallon, MO 63368 (636) 978-9235"/>
            <form:option form:label="Piper Hill 112 Piper Hill Drive Suite 2 St Peters, MO 63376 (636) 299-4254"/>
            <form:option form:label="St Charles 1982 First Capitol Saint Charles, MO 63301 (636) 949-3926"/>
            <form:option form:label="St Peters 4800 Mexico Road Suite 104 St Peters, MO 63376 (636) 939-9540"/>
            <form:option form:label="Warrenton 605 E Boonslick Road Suite 3 Warrenton, MO 63383 (636) 456-6350"/>
            <form:option form:label="Wentzville 1428 West Meyer Road Wentzville, MO 63385 (636) 887-3660"/>
            <form:option form:label="Winghaven 9331 Phoenix Village Parkway OFallon, MO 63368 (636) 561-4793"/>
          </form:listbox>
          <form:listbox form:name="List Box 1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current-selected="true" form:selected="true"/>
            <form:option form:label="Secondary insurance paid as primary "/>
            <form:option form:label="Patient Overpayment"/>
            <form:option form:label="Insurance paid claim twice"/>
            <form:option form:label="Patient was not seen by us"/>
            <form:option form:label="Commercial Insurance paid on Auto/WC"/>
            <form:option form:label="Other (explain below):"/>
            <form:option form:label=""/>
          </form:list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>
        <text:changed-region xml:id="ct1733916159568" text:id="ct1733916159568">
          <text:insertion>
            <office:change-info>
              <dc:creator>Unknown Author</dc:creator>
              <dc:date>2021-03-05T10:14:27</dc:date>
            </office:change-info>
          </text:insertion>
        </text:changed-region>
        <text:changed-region xml:id="ct1733916158608" text:id="ct1733916158608">
          <text:insertion>
            <office:change-info>
              <dc:creator>Unknown Author</dc:creator>
              <dc:date>2021-03-05T10:14:23</dc:date>
            </office:change-info>
          </text:insertion>
        </text:changed-region>
        <text:changed-region xml:id="ct1733916166528" text:id="ct1733916166528">
          <text:insertion>
            <office:change-info>
              <dc:creator>Unknown Author</dc:creator>
              <dc:date>2021-03-05T10:14:24</dc:date>
            </office:change-info>
          </text:insertion>
        </text:changed-region>
        <text:changed-region xml:id="ct1733916161968" text:id="ct1733916161968">
          <text:insertion>
            <office:change-info>
              <dc:creator>Unknown Author</dc:creator>
              <dc:date>2021-03-05T10:14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control text:anchor-type="paragraph" draw:z-index="1" draw:name="Shape2_17" draw:style-name="gr3" draw:text-style-name="P13" svg:width="6.8323in" svg:height="0.3224in" svg:x="0in" svg:y="0in" draw:control="control1"/></text:p>
      <text:p text:style-name="P2"/>
      <text:p text:style-name="P3"/>
      <text:p text:style-name="P3"><text:date style:data-style-name="N37" text:date-value="2021-08-27T09:08:37.093999846">08/27/21</text:date></text:p>
      <text:p text:style-name="P3"/>
      <text:p text:style-name="P4">Dear <text:change-start text:change-id="ct1733916159568"/><draw:control text:anchor-type="as-char" draw:z-index="14" draw:name="Shape5_2" draw:style-name="gr1" draw:text-style-name="P11" svg:width="2.1051in" svg:height="0.2713in" draw:control="control14"/><text:change-end text:change-id="ct1733916159568"/>,</text:p>
      <text:p text:style-name="P3"/>
      <text:p text:style-name="P3">We are refunding your payment for the following patient due to the reason indicated below.</text:p>
      <text:p text:style-name="P3"/>
      <text:p text:style-name="P4">Patient Name: <text:change-start text:change-id="ct1733916158608"/><draw:control text:anchor-type="as-char" draw:z-index="11" draw:name="Shape5_1" draw:style-name="gr1" draw:text-style-name="P11" svg:width="2.1051in" svg:height="0.2713in" draw:control="control11"/><text:change-end text:change-id="ct1733916158608"/></text:p>
      <text:p text:style-name="P3"/>
      <text:p text:style-name="P4">Account Number: <text:change-start text:change-id="ct1733916166528"/><draw:control text:anchor-type="as-char" draw:z-index="12" draw:name="Shape5_0" draw:style-name="gr1" draw:text-style-name="P11" svg:width="2.1051in" svg:height="0.2713in" draw:control="control12"/><text:change-end text:change-id="ct1733916166528"/></text:p>
      <text:p text:style-name="P3"/>
      <text:p text:style-name="P4">Amount of Refund: $ <text:change-start text:change-id="ct1733916161968"/><draw:control text:anchor-type="as-char" draw:z-index="13" draw:name="Shape5_3" draw:style-name="gr1" draw:text-style-name="P11" svg:width="2.1051in" svg:height="0.2713in" draw:control="control13"/><text:change-end text:change-id="ct1733916161968"/></text:p>
      <text:p text:style-name="P3"/>
      <text:p text:style-name="P3">Reason for Refund:</text:p>
      <text:p text:style-name="P3"><draw:control text:anchor-type="as-char" draw:z-index="2" draw:name="Shape1" draw:style-name="gr1" draw:text-style-name="P13" svg:width="3.6461in" svg:height="0.2531in" draw:control="control2"/></text:p>
      <text:p text:style-name="P5"/>
      <text:p text:style-name="P5">Other reason for refund:</text:p>
      <text:p text:style-name="P5"><draw:control text:anchor-type="as-char" draw:z-index="10" draw:name="Shape6" draw:style-name="gr1" draw:text-style-name="P11" svg:width="4.8543in" svg:height="0.3752in" draw:control="control10"/></text:p>
      <text:p text:style-name="P3"/>
      <text:p text:style-name="P6">Dates of Service:</text:p>
      <text:p text:style-name="P8"><draw:control text:anchor-type="as-char" draw:z-index="4" draw:name="Shape4" draw:style-name="gr1" draw:text-style-name="P11" svg:width="1.5823in" svg:height="0.2606in" draw:control="control4"/><draw:control text:anchor-type="as-char" draw:z-index="6" draw:name="Shape4_1" draw:style-name="gr1" draw:text-style-name="P11" svg:width="1.5823in" svg:height="0.2606in" draw:control="control6"/><draw:control text:anchor-type="as-char" draw:z-index="8" draw:name="Shape4_3" draw:style-name="gr1" draw:text-style-name="P11" svg:width="1.5823in" svg:height="0.2606in" draw:control="control8"/></text:p>
      <text:p text:style-name="P8"><draw:control text:anchor-type="as-char" draw:z-index="5" draw:name="Shape4_0" draw:style-name="gr1" draw:text-style-name="P11" svg:width="1.5823in" svg:height="0.2606in" draw:control="control5"/><draw:control text:anchor-type="as-char" draw:z-index="7" draw:name="Shape4_2" draw:style-name="gr1" draw:text-style-name="P11" svg:width="1.5823in" svg:height="0.2606in" draw:control="control7"/><draw:control text:anchor-type="as-char" draw:z-index="9" draw:name="Shape4_4" draw:style-name="gr1" draw:text-style-name="P11" svg:width="1.5823in" svg:height="0.2606in" draw:control="control9"/></text:p>
      <text:p text:style-name="P7"/>
      <text:p text:style-name="P6">Comments:</text:p>
      <text:p text:style-name="P6"><draw:control text:anchor-type="as-char" draw:z-index="3" draw:name="Shape3_0" draw:style-name="gr2" draw:text-style-name="P12" svg:width="6.0213in" svg:height="0.9378in" draw:control="control3"/></text:p>
      <text:p text:style-name="P6"/>
      <text:p text:style-name="P9">Please call our office at the number listed at the top of the page if you have any questions regarding this refu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701b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1733975924464" text:id="ct1733975924464">
            <text:deletion>
              <office:change-info>
                <dc:creator>Unknown Author</dc:creator>
                <dc:date>2021-08-27T08:54:05</dc:date>
              </office:change-info>
              <text:p text:style-name="MP1">‍<draw:frame draw:style-name="Mfr1" draw:name="Image1" text:anchor-type="char" svg:x="0.1563in" svg:y="-0.6043in" svg:width="2.1362in" svg:height="0.8772in" draw:z-index="15"><draw:image xlink:href="Pictures/10000000000001D6000000C1231836EFB10BF693.jpg" xlink:type="simple" xlink:show="embed" xlink:actuate="onLoad" draw:mime-type="image/jpeg"/></draw:frame>‍</text:p>
            </text:deletion>
          </text:changed-region>
          <text:changed-region xml:id="ct1733975917504" text:id="ct1733975917504">
            <text:insertion>
              <office:change-info>
                <dc:creator>Unknown Author</dc:creator>
                <dc:date>2021-08-27T08:54:11</dc:date>
              </office:change-info>
            </text:insertion>
          </text:changed-region>
        </text:tracked-changes>
        <text:p text:style-name="MP1"><text:change text:change-id="ct1733975924464"/><text:change-start text:change-id="ct1733975917504"/><draw:frame draw:style-name="Mfr2" draw:name="Image2" text:anchor-type="as-char" svg:width="2in" svg:height="0.9201in" draw:z-index="0"><draw:image xlink:href="Pictures/100000010000012F00000091B895C1F03E0558C6.png" xlink:type="simple" xlink:show="embed" xlink:actuate="onLoad" draw:mime-type="image/png"/></draw:frame><text:change-end text:change-id="ct17339759175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10:06:59.868000000</meta:creation-date>
    <dc:date>2021-08-27T09:08:36.957000000</dc:date>
    <meta:editing-duration>PT42M8S</meta:editing-duration>
    <meta:editing-cycles>18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17" meta:word-count="59" meta:character-count="337" meta:non-whitespace-character-count="286"/>
  </office:meta>
</office:document-meta>
</file>